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d7075" officeooo:paragraph-rsid="001d7075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d7075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60af"/>
    </style:style>
    <style:style style:name="P4" style:family="paragraph" style:parent-style-name="Standard">
      <style:paragraph-properties fo:text-align="start" style:justify-single-word="false"/>
      <style:text-properties officeooo:paragraph-rsid="001b2055"/>
    </style:style>
    <style:style style:name="P5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officeooo:rsid="001c60af"/>
    </style:style>
    <style:style style:name="T3" style:family="text">
      <style:text-properties style:font-name="DejaVu Sans Condensed" officeooo:rsid="001d7075"/>
    </style:style>
    <style:style style:name="T4" style:family="text">
      <style:text-properties style:font-name="DejaVu Sans Condensed" fo:font-weight="bold" style:font-weight-asian="bold" style:font-weight-complex="bold"/>
    </style:style>
    <style:style style:name="T5" style:family="text">
      <style:text-properties style:font-name="DejaVu Sans Condensed" fo:font-weight="bold" officeooo:rsid="001d7075" style:font-weight-asian="bold" style:font-weight-complex="bold"/>
    </style:style>
    <style:style style:name="T6" style:family="text">
      <style:text-properties style:font-name="DejaVu Sans Condensed" fo:font-weight="bold" officeooo:rsid="001c60af" style:font-weight-asian="bold" style:font-weight-complex="bold"/>
    </style:style>
    <style:style style:name="T7" style:family="text">
      <style:text-properties style:font-name="DejaVu Sans Condensed" fo:font-weight="bold" officeooo:rsid="00205a02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19f17" style:font-weight-asian="bold" style:font-weight-complex="bold"/>
    </style:style>
    <style:style style:name="T10" style:family="text">
      <style:text-properties style:font-name="DejaVu Sans Condensed" fo:font-weight="bold" officeooo:rsid="0022ac5d" style:font-weight-asian="bold" style:font-weight-complex="bold"/>
    </style:style>
    <style:style style:name="T11" style:family="text">
      <style:text-properties style:font-name="DejaVu Sans Condensed" officeooo:rsid="00219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6</text:span><text:span text:style-name="T10">0</text:span><text:span text:style-name="T7">1</text:span><text:span text:style-name="T6"> - </text:span><text:span text:style-name="T8">Notes, Quirks, and Trivia</text:span></text:p>
      <text:p text:style-name="P5"/>
      <text:list xml:id="list2732649535" text:style-name="L1">
        <text:list-item>
          <text:p text:style-name="P1"><text:span text:style-name="T2">S</text:span><text:span text:style-name="T1">tay </text:span><text:span text:style-name="T4">under 15 m</text:span><text:span text:style-name="T1">, preferably under 10 m, to avoid all SAMs.</text:span></text:p>
        </text:list-item>
        <text:list-item>
          <text:p text:style-name="P1"><text:span text:style-name="T1">Don't get closer than about </text:span><text:span text:style-name="T4">4.5 km</text:span><text:span text:style-name="T1"> to anything with guided missiles (e.g. tanks, APCs, IFVs).</text:span></text:p>
        </text:list-item>
        <text:list-item>
          <text:p text:style-name="P2"><text:span text:style-name="T3">Don't get closer than about </text:span><text:span text:style-name="T5">2.5 km</text:span><text:span text:style-name="T3"> to anything with a significant AAA gun (e.g. Shilka, Gepard, M163, etc.)</text:span></text:p>
        </text:list-item>
        <text:list-item>
          <text:p text:style-name="P3"><text:span text:style-name="T2">Use Flight Director mode (</text:span><text:span text:style-name="T6">B3</text:span><text:span text:style-name="T2"> or </text:span><text:span text:style-name="T9">Shift-</text:span><text:span text:style-name="T6">Bottom Hat press</text:span><text:span text:style-name="T2">) to disable the autopilot hold functions while leaving the dampers active. <text:s/>This makes the Ka-50 more agile and makes it fight you less </text:span><text:span text:style-name="T3">i</text:span><text:span text:style-name="T2">n pitch and roll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14:30:48.445000000</dc:date>
    <meta:editing-duration>PT4H46M53S</meta:editing-duration>
    <meta:editing-cycles>2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" meta:word-count="93" meta:character-count="502" meta:non-whitespace-character-count="417"/>
  </office:meta>
</office:document-meta>
</file>